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347" officeooo:paragraph-rsid="001be3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eeksforgeeks.org/python-vs-php/" text:style-name="Internet_20_link" text:visited-style-name="Visited_20_Internet_20_Link">https://www.geeksforgeeks.org/python-vs-php/</text:a> </text:p>
      <text:p text:style-name="Standard"/>
      <text:p text:style-name="P1">Página interesante sobre los pros y contras de elegir php o python para la programación del lado del servid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2T13:33:36.489000000</meta:creation-date>
    <dc:date>2022-09-22T13:38:54.050000000</dc:date>
    <meta:editing-duration>PT5M17S</meta:editing-duration>
    <meta:editing-cycles>1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2" meta:word-count="20" meta:character-count="155" meta:non-whitespace-character-count="136"/>
  </office:meta>
</office:document-meta>
</file>